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x_msonormal" style:master-page-name="MP0" style:family="paragraph">
      <style:paragraph-properties fo:break-before="page" fo:text-align="center" fo:margin-top="0in" fo:margin-bottom="0in" fo:background-color="#FFFFFF"/>
      <style:text-properties style:font-name="Calibri" style:font-name-complex="Calibri" fo:font-weight="bold" style:font-weight-asian="bold" style:font-weight-complex="bold" fo:color="#000000" fo:font-size="16pt" style:font-size-asian="16pt" style:font-size-complex="16pt"/>
    </style:style>
    <style:style style:name="P2" style:parent-style-name="x_msonormal" style:family="paragraph">
      <style:paragraph-properties fo:text-align="center" fo:margin-top="0in" fo:margin-bottom="0in" fo:background-color="#FFFFFF"/>
      <style:text-properties style:font-name="Calibri" style:font-name-complex="Calibri" fo:font-weight="bold" style:font-weight-asian="bold" style:font-weight-complex="bold" fo:color="#000000" fo:font-size="11pt" style:font-size-asian="11pt" style:font-size-complex="11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color="#000000"/>
    </style:style>
    <style:style style:name="T4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background-color="#FFFFFF" style:language-asian="en" style:country-asian="GB"/>
    </style:style>
    <style:style style:name="T5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fo:background-color="#FFFFFF" style:language-asian="en" style:country-asian="GB"/>
    </style:style>
  </office:automatic-styles>
  <office:body>
    <office:text text:use-soft-page-breaks="true">
      <text:p text:style-name="P1">Long COVID<text:s/>Search Strategy for Ovid Medline</text:p>
      <text:p text:style-name="P2"/>
      <text:p text:style-name="Normal"><text:span text:style-name="T3">from Keith<text:s/></text:span><text:span text:style-name="T4">Nockels, University of Leicester</text:span><text:span text:style-name="T5"><text:s/>(Updated March 2021)</text:span></text:p>
      <text:p text:style-name="Normal"/>
      <text:p text:style-name="Normal">1. (long adj3 (covid* or ncov* or novel coronavirus or novel betacoronavirus or sars-ncov-2 or sars-cov-2)).mp.<text:tab/></text:p>
      <text:p text:style-name="Normal">2. (persist* adj3 (covid* or ncov* or novel coronavirus or novel betacoronavirus or sars-ncov-2 or sars-cov-2)).mp.<text:tab/></text:p>
      <text:p text:style-name="Normal">3. (chronic adj3 (covid* or ncov* or novel coronavirus or novel betacoronavirus or sars-ncov-2 or sars-cov-2)).mp.<text:tab/></text:p>
      <text:p text:style-name="Normal">4. ((long term or long-term or longterm) adj3 effect* adj3 (covid* or ncov* or novel coronavirus or novel betacoronavirus or sars-ncov-2 or sars-cov-2)).mp.<text:tab/></text:p>
      <text:p text:style-name="Normal">5. (sequela* adj3 (covid* or ncov* or novel coronavirus or novel betacoronavirus or sars-ncov-2 or sars-cov-2)).mp.<text:tab/></text:p>
      <text:p text:style-name="Normal">6. ((post acute or post-acute or postacute) adj3 (covid* or ncov* or novel coronavirus or novel betacoronavirus or sars-ncov-2 or sars-cov-2)).mp.<text:tab/></text:p>
      <text:p text:style-name="Normal">7. ((longhaul* or long haul* or long-haul*) adj3 (covid* or ncov* or novel coronavirus or novel betacoronavirus or sars-ncov-2 or sars-cov-2)).mp.<text:tab/></text:p>
      <text:p text:style-name="Normal">8. ((post-covid or postcovid) adj syndrome).mp.<text:tab/></text:p>
      <text:p text:style-name="Normal">9. post covid syndrome.mp.<text:tab/></text:p>
      <text:p text:style-name="Normal">10. ((ongoing or on-going or on going) adj3 (covid* or ncov* or novel coronavirus or novel betacoronavirus or sars-ncov-2 or sars-cov-2)).mp.<text:tab/></text:p>
      <text:p text:style-name="Normal">11. ((symptomatic adj3 (covid* or ncov* or novel coronavirus or novel betacoronavirus or sars-ncov-2 or sars-cov-2)) and ((chronic* and longterm) or long term or long-term)).mp.<text:tab/></text:p>
      <text:p text:style-name="Normal">12. ((chronic* or longterm or long term or long-term) adj3 (post covid or post-covid or postcovid)).mp.<text:tab/></text:p>
      <text:p text:style-name="Normal">13. (survivor* adj3 (covid* or ncov* or novel coronavirus or novel betacoronavirus or sars-ncov-2 or sars-cov-2)).mp.<text:tab/></text:p>
      <text:p text:style-name="Normal">14. or/1-13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kels, Keith H.</meta:initial-creator>
    <dc:creator>phoebe macindoe</dc:creator>
    <meta:creation-date>2021-08-25T15:44:00Z</meta:creation-date>
    <dc:date>2021-08-25T15:44:00Z</dc:date>
    <meta:template xlink:href="Normal.dotm" xlink:type="simple"/>
    <meta:editing-cycles>2</meta:editing-cycles>
    <meta:editing-duration>PT0S</meta:editing-duration>
    <meta:user-defined meta:name="ContentTypeId">0x010100AC042CD3C5C6794DA35C1252BCBA687E</meta:user-defined>
    <meta:document-statistic meta:page-count="1" meta:paragraph-count="3" meta:word-count="248" meta:character-count="1661" meta:row-count="11" meta:non-whitespace-character-count="1416"/>
  </office:meta>
</office:document-meta>
</file>